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Courier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Arial, sans-serif"/>
    <style:font-face style:name="monospace" svg:font-family="monospace, monospace"/>
  </office:font-face-decls>
  <office:automatic-styles>
    <style:style style:name="P1" style:family="paragraph" style:parent-style-name="Heading_20_1">
      <style:paragraph-properties fo:margin-left="0in" fo:margin-right="0in" fo:margin-top="0in" fo:margin-bottom="0.0835in" style:contextual-spacing="false" fo:orphans="2" fo:widows="2" fo:text-indent="0in" style:auto-text-indent="false"/>
      <style:text-properties fo:font-variant="normal" fo:text-transform="none" fo:color="#000000" loext:opacity="100%" style:font-name="apple-system" fo:font-size="14pt" fo:letter-spacing="normal" fo:language="ru" fo:country="RU" fo:font-style="normal" fo:font-weight="bold"/>
    </style:style>
    <style:style style:name="P2" style:family="paragraph" style:parent-style-name="Preformatted_20_Text">
      <loext:graphic-properties draw:fill="solid" draw:fill-color="#fbfdff" draw:opacity="100%"/>
      <style:paragraph-properties fo:margin-left="0in" fo:margin-right="0in" fo:margin-top="0.3335in" fo:margin-bottom="0in" style:contextual-spacing="false" fo:line-height="160%" fo:text-indent="0in" style:auto-text-indent="false" fo:background-color="#fbfdff" fo:padding-left="0.2083in" fo:padding-right="0in" fo:padding-top="0.1772in" fo:padding-bottom="0.1772in" fo:border-left="0.06pt solid #e5e8ec" fo:border-right="none" fo:border-top="0.06pt solid #e5e8ec" fo:border-bottom="0.06pt solid #e5e8ec"/>
    </style:style>
    <style:style style:name="P3" style:family="paragraph" style:parent-style-name="Preformatted_20_Text">
      <loext:graphic-properties draw:fill="solid" draw:fill-color="#fbfdff" draw:opacity="100%"/>
      <style:paragraph-properties fo:margin-top="0.3335in" fo:margin-bottom="0in" style:contextual-spacing="false" fo:line-height="160%" fo:background-color="#fbfdff" fo:padding-left="0.2083in" fo:padding-right="0in" fo:padding-top="0.1772in" fo:padding-bottom="0.1772in" fo:border-left="0.06pt solid #e5e8ec" fo:border-right="none" fo:border-top="0.06pt solid #e5e8ec" fo:border-bottom="0.06pt solid #e5e8ec"/>
    </style:style>
    <style:style style:name="P4" style:family="paragraph" style:parent-style-name="Text_20_body">
      <style:paragraph-properties fo:margin-top="0in" fo:margin-bottom="0.0835in" style:contextual-spacing="false" fo:line-height="150%" fo:orphans="2" fo:widows="2"/>
      <style:text-properties fo:font-variant="normal" fo:text-transform="none" fo:color="#798e98" loext:opacity="100%" style:font-name="apple-system" fo:font-size="14pt" fo:letter-spacing="normal" fo:font-style="normal" fo:font-weight="bold"/>
    </style:style>
    <style:style style:name="P5" style:family="paragraph" style:parent-style-name="Text_20_body">
      <style:paragraph-properties fo:margin-top="0in" fo:margin-bottom="0.0835in" style:contextual-spacing="false" fo:orphans="2" fo:widows="2"/>
      <style:text-properties fo:font-variant="normal" fo:text-transform="none" fo:color="#000000" loext:opacity="100%" style:font-name="apple-system" fo:font-size="14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.25in" fo:margin-bottom="0in" style:contextual-spacing="false" fo:line-height="150%" fo:text-indent="0in" style:auto-text-indent="false" fo:padding="0in" fo:border="none"/>
      <style:text-properties fo:font-variant="normal" fo:text-transform="none" fo:color="#111111" loext:opacity="100%" style:font-name="Times New Roman" fo:font-size="10pt" fo:letter-spacing="normal" fo:language="ru" fo:country="RU" fo:font-style="normal" fo:font-weight="normal" style:font-size-asian="10pt" style:font-size-complex="10pt" loext:padding="0in" loext:border="none"/>
    </style:style>
    <style:style style:name="P7" style:family="paragraph" style:parent-style-name="Text_20_body">
      <style:paragraph-properties fo:margin-left="0in" fo:margin-right="0in" fo:margin-top="0.3335in" fo:margin-bottom="0in" style:contextual-spacing="false" fo:line-height="150%" fo:text-indent="0in" style:auto-text-indent="false" fo:padding="0in" fo:border="none"/>
      <style:text-properties fo:font-variant="normal" fo:text-transform="none" fo:color="#111111" loext:opacity="100%" style:font-name="Times New Roman" fo:font-size="10pt" fo:letter-spacing="normal" fo:language="ru" fo:country="RU" fo:font-style="normal" fo:font-weight="normal" style:font-size-asian="10pt" style:font-size-complex="10pt" loext:padding="0in" loext:border="none"/>
    </style:style>
    <style:style style:name="P8" style:family="paragraph" style:parent-style-name="Text_20_body">
      <style:paragraph-properties fo:line-height="156%"/>
      <style:text-properties fo:font-variant="normal" fo:text-transform="none" fo:color="#111111" loext:opacity="100%" style:font-name="Times New Roman" fo:font-size="10pt" fo:letter-spacing="normal" style:font-size-asian="10pt" style:font-size-complex="10pt" loext:padding="0in" loext:border="none"/>
    </style:style>
    <style:style style:name="P9" style:family="paragraph" style:parent-style-name="Text_20_body">
      <style:paragraph-properties fo:margin-top="0.0835in" fo:margin-bottom="0.0835in" style:contextual-spacing="false" fo:orphans="2" fo:widows="2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 fo:padding="0in" fo:border="none"/>
      <style:text-properties fo:color="#111111" loext:opacity="100%" style:font-name="Times New Roman" fo:font-size="10pt" style:font-size-asian="10pt" style:font-size-complex="10pt"/>
    </style:style>
    <style:style style:name="P11" style:family="paragraph" style:parent-style-name="Text_20_body">
      <style:paragraph-properties fo:margin-left="0in" fo:margin-right="0.0417in" fo:text-indent="0in" style:auto-text-indent="false"/>
    </style:style>
    <style:style style:name="P12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13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T1" style:family="text">
      <style:text-properties fo:font-variant="normal" fo:text-transform="none" fo:color="#5e6973" loext:opacity="100%" style:font-name="apple-system" fo:font-size="14pt" fo:letter-spacing="normal" fo:font-style="normal" fo:font-weight="normal"/>
    </style:style>
    <style:style style:name="T2" style:family="text">
      <style:text-properties fo:font-variant="normal" fo:text-transform="none" fo:color="#111111" loext:opacity="100%" style:font-name="Menlo" fo:font-size="14pt" fo:letter-spacing="normal" fo:language="ru" fo:country="RU" fo:font-style="normal" fo:font-weight="normal" loext:padding="0in" loext:border="none"/>
    </style:style>
    <style:style style:name="T3" style:family="text">
      <style:text-properties fo:font-variant="normal" fo:text-transform="none" fo:color="#111111" loext:opacity="100%" fo:letter-spacing="normal" loext:padding="0in" loext:border="none"/>
    </style:style>
    <style:style style:name="T4" style:family="text">
      <style:text-properties fo:font-variant="normal" fo:text-transform="none" fo:color="#111111" loext:opacity="100%" fo:font-size="14pt" fo:letter-spacing="normal" fo:language="ru" fo:country="RU" fo:font-style="normal" fo:font-weight="normal" loext:padding="0in" loext:border="none"/>
    </style:style>
    <style:style style:name="T5" style:family="text">
      <style:text-properties fo:font-variant="normal" fo:text-transform="none" fo:color="#111111" loext:opacity="100%" style:font-name="Times New Roman" fo:font-size="14pt" fo:letter-spacing="normal" fo:language="ru" fo:country="RU" fo:font-style="normal" fo:font-weight="normal" loext:padding="0in" loext:border="none"/>
    </style:style>
    <style:style style:name="T6" style:family="text">
      <style:text-properties fo:font-variant="normal" fo:text-transform="none" fo:color="#111111" loext:opacity="100%" style:font-name="Times New Roman" fo:letter-spacing="normal" loext:padding="0in" loext:border="none"/>
    </style:style>
    <style:style style:name="T7" style:family="text">
      <style:text-properties fo:font-variant="normal" fo:text-transform="none" fo:color="#111111" loext:opacity="100%" style:font-name="Times New Roman" fo:letter-spacing="normal" fo:language="ru" fo:country="RU" fo:font-style="normal" fo:font-weight="normal" loext:padding="0in" loext:border="none"/>
    </style:style>
    <style:style style:name="T8" style:family="text">
      <style:text-properties fo:font-variant="normal" fo:text-transform="none" fo:color="#111111" loext:opacity="100%" style:font-name="Times New Roman" fo:font-size="10pt" fo:letter-spacing="normal" fo:language="ru" fo:country="RU" fo:font-style="normal" fo:font-weight="normal" style:font-size-asian="10pt" style:font-size-complex="10pt" loext:padding="0in" loext:border="none"/>
    </style:style>
    <style:style style:name="T9" style:family="text">
      <style:text-properties fo:font-variant="normal" fo:text-transform="none" fo:color="#111111" loext:opacity="100%" style:font-name="Times New Roman" fo:font-size="10pt" fo:letter-spacing="normal" style:font-size-asian="10pt" style:font-size-complex="10pt" loext:padding="0in" loext:border="none"/>
    </style:style>
    <style:style style:name="T10" style:family="text">
      <style:text-properties fo:font-variant="normal" fo:text-transform="none" fo:color="#000000" loext:opacity="100%" style:font-name="apple-system" fo:font-size="14pt" fo:letter-spacing="normal" fo:language="ru" fo:country="RU" fo:font-style="normal" fo:font-weight="normal" style:font-name-asian="apple-system" style:font-size-asian="14pt" style:language-asian="ru" style:country-asian="RU" style:font-style-asian="normal" style:font-weight-asian="normal" style:font-name-complex="apple-system" style:font-size-complex="14pt" style:language-complex="ru" style:country-complex="RU" style:font-style-complex="normal" style:font-weight-complex="normal" loext:padding="0in" loext:border="none"/>
    </style:style>
    <style:style style:name="T11" style:family="text">
      <style:text-properties fo:color="#444444" loext:opacity="100%"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Распознавание и анализ речи с помощью библиотеки SPEECH RECOGNITION, PYAUDIO и LIBROSA</text:h>
      <text:p text:style-name="P4">4 мин</text:p>
      <text:p text:style-name="P5">15K</text:p>
      <text:p text:style-name="P9"><text:a xlink:type="simple" xlink:href="https://habr.com/ru/hub/python/" text:style-name="Internet_20_link" text:visited-style-name="Visited_20_Internet_20_Link">Python*</text:a><text:a xlink:type="simple" xlink:href="https://habr.com/ru/hub/programming/" text:style-name="Internet_20_link" text:visited-style-name="Visited_20_Internet_20_Link">Программирование*</text:a><text:a xlink:type="simple" xlink:href="https://habr.com/ru/hub/machine_learning/" text:style-name="Internet_20_link" text:visited-style-name="Visited_20_Internet_20_Link">Машинное обучение*</text:a><text:a xlink:type="simple" xlink:href="https://habr.com/ru/hub/natural_language_processing/" text:style-name="Internet_20_link" text:visited-style-name="Visited_20_Internet_20_Link">Natural Language Processing*</text:a></text:p>
      <text:section text:style-name="Sect1" text:name="post-content-body">
        <text:p text:style-name="P10">В основе систем распознавания речи стоит скрытая марковская модель, суть модели заключается в том, что при рассмотрении сигнала в промежутке небольшой длительности (от пяти до 10 миллисекунд), возможна его аппроксимация как при стационарном процессе.</text:p>
        <text:p text:style-name="P6">Если простыми словами скрытую марковскую модель можно объяснить на примере.</text:p>
        <text:p text:style-name="P8"><draw:frame draw:style-name="fr1" draw:name="Image1" text:anchor-type="as-char" svg:width="6.2291in" svg:height="3.5in" draw:z-index="0"><draw:image xlink:href="https://habrastorage.org/r/w780/getpro/habr/upload_files/236/41a/524/23641a524eb66948f2c7302f9ee78cc5.jpg" xlink:type="simple" xlink:show="embed" xlink:actuate="onLoad"/></draw:frame></text:p>
        <text:p text:style-name="P7">Допустим, есть два человека, которые каждый вечер созваниваются и обсуждают свои действия в течение дня. Выбор одного из друзей: ходил за покупками; гулял в парке; занимался домашними делами. При выборе активности, он полагался лишь на погоду. Второй же знал о погоде, которая была на тот момент в месте первого и, основываясь на выборе первого, мог догадаться, какая погода была в какой-то момент.</text:p>
        <text:p text:style-name="P6">То есть, допустим, мы делим сигнал на фрагменты скажем в 10 миллисекунд и выделяем кепстральные коэффициенты, которые, по сути, являются графиком зависимости мощности от частоты сигнала отображающегося на векторе действительных чисел. Результатом скрытой марковской модели является последовательность этих векторов.</text:p>
        <text:p text:style-name="P6">В последствии мы сопоставляем фонемы и эти векторы, а так как звук фонемы изменяется от источника к источнику, то процесс сопоставления требует обучения.</text:p>
        <text:p text:style-name="P6"><text:soft-page-break/>Для python существует несколько пакетов которые используются в данной сфере речи, такие как apiai, assemblyai и другие, но Speech Recognition выделяется среди них довольно высокой простотой использования.</text:p>
        <text:p text:style-name="P6">Библиотека Speech Recognition — это, инструмент для передачи речевых API от компаний (google, microsoft, sound hound, ibm, а также pocketsphinx), который в отличие от остальных имеет возможность работы офлайн.</text:p>
        <text:p text:style-name="P6">Для демонстрации работы в данной статье я буду использовать дефолтный Google Speech API.</text:p>
        <text:p text:style-name="P6">Также для работы с инструментами потребуется библиотека pyAudio.</text:p>
        <text:p text:style-name="P6">Установим библиотеку для распознавания речи:</text:p>
        <text:p text:style-name="P2"><text:span text:style-name="Source_20_Text"><text:span text:style-name="T8">pip install SpeechRecognition </text:span></text:span></text:p>
        <text:p text:style-name="P7">Для работы с инструментами звукозаписи</text:p>
        <text:p text:style-name="P2"><text:span text:style-name="Source_20_Text"><text:span text:style-name="T8">pip install pyAudio </text:span></text:span></text:p>
        <text:p text:style-name="P7">Бываю некие сложности с установкой pyaudio через pip, поэтому альтернативный вариант — установка pipwin или conda</text:p>
        <text:p text:style-name="P6">Для анализа звуковых данных</text:p>
        <text:p text:style-name="P2"><text:span text:style-name="Source_20_Text"><text:span text:style-name="T8">pip install librosa </text:span></text:span></text:p>
        <text:p text:style-name="P7">Для работы с wave файлами</text:p>
        <text:p text:style-name="P2"><text:span text:style-name="Source_20_Text"><text:span text:style-name="T8">pip install wave </text:span></text:span></text:p>
        <text:p text:style-name="P7">и импортируем в код</text:p>
        <text:p text:style-name="P2"><text:soft-page-break/><text:span text:style-name="Source_20_Text"><text:span text:style-name="T8">import speech_recognition as speech_r</text:span></text:span></text:p>
        <text:p text:style-name="P3"><text:span text:style-name="Source_20_Text"><text:span text:style-name="T8">import pyaudio</text:span></text:span></text:p>
        <text:p text:style-name="P3"><text:span text:style-name="Source_20_Text"><text:span text:style-name="T8">import wave</text:span></text:span></text:p>
        <text:p text:style-name="P7">Для начала нужно выставить параметры записи звука:</text:p>
        <text:p text:style-name="P2"><text:span text:style-name="Source_20_Text"><text:span text:style-name="T8">CHUNK = 1024 # определяет форму ауди сигнала</text:span></text:span></text:p>
        <text:p text:style-name="P3"><text:span text:style-name="Source_20_Text"><text:span text:style-name="T8">FRT = pyaudio.paInt16 # шестнадцатибитный формат задает значение амплитуды</text:span></text:span></text:p>
        <text:p text:style-name="P3"><text:span text:style-name="Source_20_Text"><text:span text:style-name="T8">CHAN = 1 # канал записи звука</text:span></text:span></text:p>
        <text:p text:style-name="P3"><text:span text:style-name="Source_20_Text"><text:span text:style-name="T8">RT = 44100 # частота </text:span></text:span></text:p>
        <text:p text:style-name="P3"><text:span text:style-name="Source_20_Text"><text:span text:style-name="T8">REC_SEC = 5 #длина записи</text:span></text:span></text:p>
        <text:p text:style-name="P3"><text:span text:style-name="Source_20_Text"><text:span text:style-name="T8">OUTPUT = "output.wav"</text:span></text:span></text:p>
        <text:p text:style-name="P7">Далее нужно создать объект для обращения к устройству звукозаписи:</text:p>
        <text:p text:style-name="P2"><text:span text:style-name="Source_20_Text"><text:span text:style-name="T8">p = pyaudio.PyAudio()</text:span></text:span></text:p>
        <text:p text:style-name="P7">и открыть поток для записи звука:</text:p>
        <text:p text:style-name="P2"><text:span text:style-name="Source_20_Text"><text:span text:style-name="T8">stream = p.open(format=FRT,channels=CHAN,rate=RT,input=True,frames_per_buffer=CHUNK) # открываем поток для записи</text:span></text:span></text:p>
        <text:p text:style-name="P3"><text:soft-page-break/><text:span text:style-name="Source_20_Text"><text:span text:style-name="T8">print("rec")</text:span></text:span></text:p>
        <text:p text:style-name="P3"><text:span text:style-name="Source_20_Text"><text:span text:style-name="T8">frames = [] # формируем выборку данных фреймов</text:span></text:span></text:p>
        <text:p text:style-name="P3"><text:span text:style-name="Source_20_Text"><text:span text:style-name="T8">for i in range(0, int(RT / CHUNK * REC_SEC)):</text:span></text:span></text:p>
        <text:p text:style-name="P3"><text:span text:style-name="Source_20_Text"><text:span text:style-name="T9"><text:s text:c="4"/></text:span></text:span><text:span text:style-name="Source_20_Text"><text:span text:style-name="T8">data = stream.read(CHUNK)</text:span></text:span></text:p>
        <text:p text:style-name="P3"><text:span text:style-name="Source_20_Text"><text:span text:style-name="T9"><text:s text:c="4"/></text:span></text:span><text:span text:style-name="Source_20_Text"><text:span text:style-name="T8">frames.append(data)</text:span></text:span></text:p>
        <text:p text:style-name="P3"><text:span text:style-name="Source_20_Text"><text:span text:style-name="T8">print("done")</text:span></text:span></text:p>
        <text:p text:style-name="P3"><text:span text:style-name="Source_20_Text"><text:span text:style-name="T8">и закрываем поток </text:span></text:span></text:p>
        <text:p text:style-name="P3"><text:span text:style-name="Source_20_Text"><text:span text:style-name="T8">stream.stop_stream() # останавливаем и закрываем поток </text:span></text:span></text:p>
        <text:p text:style-name="P3"><text:span text:style-name="Source_20_Text"><text:span text:style-name="T8">stream.close()</text:span></text:span></text:p>
        <text:p text:style-name="P3"><text:span text:style-name="Source_20_Text"><text:span text:style-name="T8">p.terminate()</text:span></text:span></text:p>
        <text:p text:style-name="P7">Дальше нам нужно записать оцифрованную звуковую дорожку в файл.</text:p>
        <text:p text:style-name="P6">Для этого нам и пригодится библиотека wave:</text:p>
        <text:p text:style-name="P2"><text:span text:style-name="Source_20_Text"><text:span text:style-name="T8">w = wave.open(OUTPUT, 'wb')</text:span></text:span></text:p>
        <text:p text:style-name="P3"><text:span text:style-name="Source_20_Text"><text:span text:style-name="T8">w.setnchannels(CHAN)</text:span></text:span></text:p>
        <text:p text:style-name="P3"><text:span text:style-name="Source_20_Text"><text:span text:style-name="T8">w.setsampwidth(p.get_sample_size(FRT))</text:span></text:span></text:p>
        <text:p text:style-name="P3"><text:span text:style-name="Source_20_Text"><text:span text:style-name="T8">w.setframerate(RT)</text:span></text:span></text:p>
        <text:p text:style-name="P3"><text:soft-page-break/><text:span text:style-name="Source_20_Text"><text:span text:style-name="T8">w.writeframes(b''.join(frames))</text:span></text:span></text:p>
        <text:p text:style-name="P3"><text:span text:style-name="Source_20_Text"><text:span text:style-name="T8">w.close()</text:span></text:span></text:p>
        <text:p text:style-name="P7">В итоге мы получаем готовую звуковую дорожку записанную с микрофона устройства и готовую к распознаванию для этого нам потребуется библиотека Speech Recognition:</text:p>
        <text:p text:style-name="P2"><text:span text:style-name="Source_20_Text"><text:span text:style-name="T8">sample = speech_r.WavFile('C:\\Users\\User\\Desktop\\1\\pythonProject\\output.wav')</text:span></text:span></text:p>
        <text:p text:style-name="P7">Непосредственно для распознавания текста нам потребуется класс Recognizer он имеет множество функций, а также определяет каким API мы будем пользоваться:</text:p>
        <text:p text:style-name="P2"><text:span text:style-name="Source_20_Text"><text:span text:style-name="T8">r = speech_r.Recognizer()</text:span></text:span></text:p>
        <text:p text:style-name="P7">Открываем записанный файл.</text:p>
        <text:p text:style-name="P6">Для расшифровки сигнала мы будем использовать метод recognize_google().</text:p>
        <text:p text:style-name="P6">Для использования данного метода необходим объект AudioData и для дальнейшей работы требуется преобразовать сигнал в объект модуля Speech_recognition для этого существует метод record():</text:p>
        <text:p text:style-name="P2"><text:span text:style-name="Source_20_Text"><text:span text:style-name="T8">with sample as audio:</text:span></text:span></text:p>
        <text:p text:style-name="P3"><text:span text:style-name="Source_20_Text"><text:span text:style-name="T9"><text:s text:c="4"/></text:span></text:span><text:span text:style-name="Source_20_Text"><text:span text:style-name="T8">content = r.record(audio)</text:span></text:span></text:p>
        <text:p text:style-name="P7">но, перед тем как передать сигнал на расшифровку, нужно очистить его от шумов. У библиотеки speech_recognition есть для этого метод adjust_for_ambient_noise()</text:p>
        <text:p text:style-name="P2"><text:span text:style-name="Source_20_Text"><text:span text:style-name="T8">with sample as audio:</text:span></text:span></text:p>
        <text:p text:style-name="P3"><text:soft-page-break/><text:span text:style-name="Source_20_Text"><text:span text:style-name="T9"><text:s text:c="4"/></text:span></text:span><text:span text:style-name="Source_20_Text"><text:span text:style-name="T8">content = r.record(audio)</text:span></text:span></text:p>
        <text:p text:style-name="P3"><text:span text:style-name="Source_20_Text"><text:span text:style-name="T9"><text:s text:c="4"/></text:span></text:span><text:span text:style-name="Source_20_Text"><text:span text:style-name="T8">r.adjust_for_ambient_noise(audio)</text:span></text:span></text:p>
        <text:p text:style-name="P7">Так как выбранный нами Api поддерживает русский язык мы можем им воспользоваться:</text:p>
        <text:p text:style-name="P2"><text:span text:style-name="Source_20_Text"><text:span text:style-name="T8">print(r.recognize_google(audio, language="ru-RU"))</text:span></text:span></text:p>
        <text:p text:style-name="P7">Распознаватель возвращает: «Привет»</text:p>
        <text:p text:style-name="P6">Таким образом у нас получается небольшой распознаватель речи буквально в пару строк кода. В момент, когда речь прекращается он автоматически переводит ее в текст.</text:p>
        <text:p text:style-name="P6">Далее можно приступить к получению аналитических данных с помощью библиотеки librosa. Для начала загружаем наш файл:</text:p>
        <text:p text:style-name="P2"><text:span text:style-name="Source_20_Text"><text:span text:style-name="T8">A_Data = 'C:\\Users\\User\\Desktop\\1\\pythonProject\\output.wav'</text:span></text:span></text:p>
        <text:p text:style-name="P3"><text:span text:style-name="Source_20_Text"><text:span text:style-name="T8">y , sf = librosa.load(A_Data)</text:span></text:span></text:p>
        <text:p text:style-name="P7">в данном случае мы получаем значения временного ряда звука в качестве массива с частотой дискретизации.</text:p>
        <text:p text:style-name="P6">Далее мы можем вернуть график массива нашей звуковой дорожки. Для работы с графиком импортируем pyplot из библиотеки matplotlib и используем librosa.display.waveplot() для построения графика массива:</text:p>
        <text:p text:style-name="P2"><text:span text:style-name="Source_20_Text"><text:span text:style-name="T8">import matplotlib.pyplot as plt</text:span></text:span></text:p>
        <text:p text:style-name="P3"><text:span text:style-name="Source_20_Text"><text:span text:style-name="T8">import librosa.display</text:span></text:span></text:p>
        <text:p text:style-name="P3"><text:span text:style-name="Source_20_Text"><text:span text:style-name="T8">plt.figure(figsize=(14, 5))</text:span></text:span></text:p>
        <text:p text:style-name="P3"><text:soft-page-break/><text:span text:style-name="Source_20_Text"><text:span text:style-name="T8">librosa.display.waveplot(y, sr=sf)</text:span></text:span></text:p>
        <text:p text:style-name="P8"><draw:frame draw:style-name="fr1" draw:name="Image2" text:anchor-type="as-char" svg:width="6.3752in" svg:height="2.4165in" draw:z-index="1"><draw:image xlink:href="https://habrastorage.org/r/w1560/getpro/habr/upload_files/3e5/b07/515/3e5b075155c9ab7835669d2e7c2e342f.png" xlink:type="simple" xlink:show="embed" xlink:actuate="onLoad"/></draw:frame></text:p>
        <text:p text:style-name="P7">В самом начале я упоминал про кепстральные коэффициенты, они обычно используются для определения тембральных аспектов музыкального инструмента или голоса и  мы можем построить их тепловую карту  и хроматограмму.</text:p>
        <text:p text:style-name="P2"><text:span text:style-name="Source_20_Text"><text:span text:style-name="T8">fcc = librosa.feature.mfcc(y=y, sr=sf, hop_length=8192, n_mfcc=12)</text:span></text:span></text:p>
        <text:p text:style-name="P3"><text:span text:style-name="Source_20_Text"><text:span text:style-name="T8">import seaborn as sns</text:span></text:span></text:p>
        <text:p text:style-name="P3"><text:span text:style-name="Source_20_Text"><text:span text:style-name="T8">from matplotlib import pyplot as plt</text:span></text:span></text:p>
        <text:p text:style-name="P3"><text:span text:style-name="Source_20_Text"><text:span text:style-name="T8">fcc_delta = librosa.feature.delta(fcc)</text:span></text:span></text:p>
        <text:p text:style-name="P3"><text:span text:style-name="Source_20_Text"><text:span text:style-name="T8">sns.heatmap(fcc_delta)</text:span></text:span></text:p>
        <text:p text:style-name="P3"><text:span text:style-name="Source_20_Text"><text:span text:style-name="T8">plt.show()</text:span></text:span></text:p>
        <text:p text:style-name="P8"><text:soft-page-break/><draw:frame draw:style-name="fr1" draw:name="Image3" text:anchor-type="as-char" svg:width="3.5in" svg:height="2.1354in" draw:z-index="2"><draw:image xlink:href="https://habrastorage.org/r/w1560/getpro/habr/upload_files/5e6/b95/145/5e6b951456227f2b145d0382a153c1e8.png" xlink:type="simple" xlink:show="embed" xlink:actuate="onLoad"/></draw:frame></text:p>
        <text:p text:style-name="P2"><text:span text:style-name="Source_20_Text"><text:span text:style-name="T8">chromo = librosa.feature.chroma_cqt(y=y, sr=sf)</text:span></text:span></text:p>
        <text:p text:style-name="P3"><text:span text:style-name="Source_20_Text"><text:span text:style-name="T8">sns.heatmap(chromo)</text:span></text:span></text:p>
        <text:p text:style-name="P3"><text:span text:style-name="Source_20_Text"><text:span text:style-name="T8">plt.show()</text:span></text:span></text:p>
        <text:p text:style-name="P8"><draw:frame draw:style-name="fr1" draw:name="Image4" text:anchor-type="as-char" svg:width="3.4374in" svg:height="2.1146in" draw:z-index="3"><draw:image xlink:href="https://habrastorage.org/r/w1560/getpro/habr/upload_files/a33/681/6c7/a336816c77ae42a9aeae6a1a72ca5c36.png" xlink:type="simple" xlink:show="embed" xlink:actuate="onLoad"/></draw:frame></text:p>
        <text:p text:style-name="P7">Надеюсь, что данный материал будет полезен при решении задач по распознаванию речи.</text:p>
      </text:section>
      <text:p text:style-name="P11"><text:span text:style-name="T11">Теги:</text:span> </text:p>
      <text:list xml:id="list387906524" text:style-name="L1">
        <text:list-item>
          <text:p text:style-name="P13"><text:a xlink:type="simple" xlink:href="https://habr.com/ru/search/?target_type=posts&amp;order=relevance&amp;q=%5Bspeech%20recognition%5D" text:style-name="Internet_20_link" text:visited-style-name="Visited_20_Internet_20_Link">speech recognition</text:a></text:p>
        </text:list-item>
        <text:list-item>
          <text:p text:style-name="P12"><text:a xlink:type="simple" xlink:href="https://habr.com/ru/search/?target_type=posts&amp;order=relevance&amp;q=%5BPYAUDIO%5D" text:style-name="Internet_20_link" text:visited-style-name="Visited_20_Internet_20_Link">PYAUDIO</text:a></text:p>
        </text:list-item>
        <text:list-item>
          <text:p text:style-name="P12"><text:a xlink:type="simple" xlink:href="https://habr.com/ru/search/?target_type=posts&amp;order=relevance&amp;q=%5BLIBROSA%5D" text:style-name="Internet_20_link" text:visited-style-name="Visited_20_Internet_20_Link">LIBROSA</text:a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Courier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Arial, sans-serif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2T18:42:44.144597005</meta:creation-date>
    <dc:date>2023-04-02T18:44:24.296041815</dc:date>
    <meta:editing-duration>PT1M40S</meta:editing-duration>
    <meta:editing-cycles>1</meta:editing-cycles>
    <meta:document-statistic meta:table-count="0" meta:image-count="4" meta:object-count="0" meta:page-count="8" meta:paragraph-count="100" meta:word-count="758" meta:character-count="5907" meta:non-whitespace-character-count="5216"/>
    <meta:generator>LibreOffice/7.3.7.2$Linux_X86_64 LibreOffice_project/30$Build-2</meta:generator>
  </office:meta>
</office:document-meta>
</file>